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06cb" officeooo:paragraph-rsid="001b06cb"/>
    </style:style>
    <style:style style:name="P2" style:family="paragraph" style:parent-style-name="Standard">
      <style:text-properties officeooo:rsid="00231e07" officeooo:paragraph-rsid="00231e07"/>
    </style:style>
    <style:style style:name="P3" style:family="paragraph" style:parent-style-name="Standard" style:list-style-name="L1">
      <style:text-properties officeooo:rsid="00231e07" officeooo:paragraph-rsid="002458cf"/>
    </style:style>
    <style:style style:name="P4" style:family="paragraph" style:parent-style-name="Standard" style:list-style-name="L1">
      <style:text-properties officeooo:rsid="002458cf" officeooo:paragraph-rsid="002458cf"/>
    </style:style>
    <style:style style:name="P5" style:family="paragraph" style:parent-style-name="Standard">
      <style:text-properties officeooo:rsid="002458cf" officeooo:paragraph-rsid="002458cf"/>
    </style:style>
    <style:style style:name="T1" style:family="text">
      <style:text-properties officeooo:rsid="00217f64"/>
    </style:style>
    <style:style style:name="T2" style:family="text">
      <style:text-properties officeooo:rsid="00231e07"/>
    </style:style>
    <style:style style:name="T3" style:family="text">
      <style:text-properties officeooo:rsid="002458cf"/>
    </style:style>
    <style:style style:name="T4" style:family="text">
      <style:text-properties officeooo:rsid="0025d815"/>
    </style:style>
    <style:style style:name="T5" style:family="text">
      <style:text-properties officeooo:rsid="00273a5b"/>
    </style:style>
    <style:style style:name="T6" style:family="text">
      <style:text-properties officeooo:rsid="00283404"/>
    </style:style>
    <style:style style:name="T7" style:family="text">
      <style:text-properties officeooo:rsid="0028ff70"/>
    </style:style>
    <style:style style:name="T8" style:family="text">
      <style:text-properties officeooo:rsid="002ab09f"/>
    </style:style>
    <style:style style:name="T9" style:family="text">
      <style:text-properties officeooo:rsid="001f312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b <text:span text:style-name="T1">4</text:span> – <text:span text:style-name="T1">Encryption</text:span><text:span text:style-name="T2"> Research</text:span></text:h>
      <text:p text:style-name="P1"/>
      <text:h text:style-name="Heading_20_2" text:outline-level="2">Part 1 –<text:span text:style-name="T2"> Research the Following Software</text:span></text:h>
      <text:p text:style-name="P2">For each of the following pieces of software, write a paragraph talking about the software. <text:s/>The paragraph should include information about the usage of the software, the <text:span text:style-name="T3">encryption </text:span>algorithms used or supported, and security quality.</text:p>
      <text:list text:style-name="L1">
        <text:list-item>
          <text:p text:style-name="P3">OpenPGP</text:p>
        </text:list-item>
        <text:list-item>
          <text:p text:style-name="P3">PuTTY</text:p>
        </text:list-item>
        <text:list-item>
          <text:p text:style-name="P3">BitLocker</text:p>
        </text:list-item>
        <text:list-item>
          <text:p text:style-name="P4">OpenSSL</text:p>
        </text:list-item>
        <text:list-item>
          <text:p text:style-name="P4">Chrome Web Browser</text:p>
        </text:list-item>
      </text:list>
      <text:p text:style-name="P2"/>
      <text:h text:style-name="Heading_20_2" text:outline-level="2">Part 2 – <text:span text:style-name="T2">Write paragraphs</text:span></text:h>
      <text:p text:style-name="P2">OpenPGP:</text:p>
      <text:p text:style-name="P2"><text:tab/><text:span text:style-name="T4">OpenPGP is claimed to be the most widely used email encryption standard. It was proposed as a standard in RFC 9580, is open source, and based on the original PGP (Pretty Good Privacy) software. Supported encryption methods include public key/symmetric cryptographic algorithms, digital signatures, compression, and key management. It works by creating a session key when a message is created, encrypting the session key with recipient’s private key, encrypting the message with a message key derived from the session key, then decrypting both the session and message keys on the recipient’s end when delivered. OpenPGP is considered secure as long as modern encryption methods are used, requiring proper setup.</text:span></text:p>
      <text:p text:style-name="P2"/>
      <text:p text:style-name="P2"/>
      <text:p text:style-name="P2">PuTTY</text:p>
      <text:p text:style-name="P2"><text:tab/><text:span text:style-name="T5">PuTTY is a client program for SSH, Telnet, Rlogin, and SUPDUP protocols that includes an xterm terminal emulator. It supports quite a few encryption algorithms including ChaCha20-Poly1305, AES, Arcfour, Blowfish, Triple-DES, and Single-DES. </text:span><text:span text:style-name="T6">Like OpenPGP, PuTTY is considered secure if used properly.</text:span></text:p>
      <text:p text:style-name="P2"/>
      <text:p text:style-name="P2"/>
      <text:p text:style-name="P2">BitLocker</text:p>
      <text:p text:style-name="P2"><text:tab/><text:span text:style-name="T6">BitLocker is a Windows specific feature that will encrypt an entire disk drive to prevent data loss or theft. It is only available on Windows Professional and Enterprise and works with Trusted Platform Module (TPM) to protect against tampering. BitLocker can require the use of a PIN or a removable device to startup the computer. It can be a useful security mechanism to protect against physical threats, but not against malware or other attacks if the system is running and unlocked.</text:span></text:p>
      <text:p text:style-name="P2"/>
      <text:p text:style-name="P2"/>
      <text:p text:style-name="P5">OpenSSL</text:p>
      <text:p text:style-name="P5"><text:tab/><text:span text:style-name="T7">OpenSSL is a free and open-source set of tools providing cryptographic functions and SSL/TLS protocols for securing network communications. It allows encrypting data, managing digital certificates, and securing connections such as through HTTPS to protect data as it travels across the internet. Many algorithms are supported for cryptography such as SHA, RSA, Diffie-Hellman, AES, </text:span><text:soft-page-break/><text:span text:style-name="T7">Blowfish, and more. OpenSSL is widely used and considered very secure, so long as it’s kept up to date. </text:span></text:p>
      <text:p text:style-name="P5"/>
      <text:p text:style-name="P5"/>
      <text:p text:style-name="P5">Chrome Web Browser</text:p>
      <text:p text:style-name="P5"><text:tab/><text:span text:style-name="T8">Chrome is a Google owned, closed-source web browser. It’s generally considered a “safe” browser, with built in protections against malware and potentially malicious sites, but privacy is a big concern. </text:span></text:p>
      <text:p text:style-name="P5"/>
      <text:p text:style-name="P1"/>
      <text:h text:style-name="Heading_20_2" text:outline-level="2">Part <text:span text:style-name="T3">3</text:span> – Submit your <text:span text:style-name="T9">lab</text:span></text:h>
      <text:p text:style-name="P1">Submit your completed <text:span text:style-name="T9">lab</text:span> to Moodle<text:span text:style-name="T9">.</text:span></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7T22:43:19.098000000</meta:creation-date>
    <dc:date>2025-10-28T19:41:18.283923060</dc:date>
    <meta:editing-duration>PT54M31S</meta:editing-duration>
    <meta:editing-cycles>6</meta:editing-cycles>
    <meta:generator>LibreOffice/25.2.6.2$Linux_X86_64 LibreOffice_project/520$Build-2</meta:generator>
    <meta:document-statistic meta:table-count="0" meta:image-count="0" meta:object-count="0" meta:page-count="2" meta:paragraph-count="21" meta:word-count="414" meta:character-count="2670" meta:non-whitespace-character-count="2270"/>
  </office:meta>
</office:document-meta>
</file>